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55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22"/>
    <style:style style:name="ce3" style:family="table-cell" style:parent-style-name="Default" style:data-style-name="N60"/>
    <style:style style:name="ce4" style:family="table-cell" style:parent-style-name="Default" style:data-style-name="N1"/>
    <style:style style:name="ce5" style:family="table-cell" style:parent-style-name="Default" style:data-style-name="N123"/>
    <style:style style:name="ce6" style:family="table-cell" style:parent-style-name="Default" style:data-style-name="N121"/>
    <style:style style:name="ce7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3">
          <table:table-cell office:value-type="string">
            <text:p>voltage_dividers</text:p>
          </table:table-cell>
          <table:table-cell table:number-columns-repeated="20"/>
        </table:table-row>
        <table:table-row table:style-name="ro3">
          <table:table-cell table:number-columns-repeated="21"/>
        </table:table-row>
        <table:table-row table:style-name="ro3">
          <table:table-cell table:style-name="ce1" table:number-columns-repeated="16"/>
          <table:table-cell table:number-columns-repeated="5"/>
        </table:table-row>
        <table:table-row table:style-name="ro3">
          <table:table-cell table:style-name="ce1" office:value-type="string">
            <text:p>High volts</text:p>
          </table:table-cell>
          <table:table-cell table:style-name="ce1"/>
          <table:table-cell/>
          <table:table-cell table:style-name="ce1"/>
          <table:table-cell table:style-name="ce1" office:value-type="string">
            <text:p>ADC equiv</text:p>
          </table:table-cell>
          <table:table-cell table:style-name="ce1" table:number-columns-repeated="6"/>
          <table:table-cell table:style-name="ce1" office:value-type="string">
            <text:p>Select</text:p>
          </table:table-cell>
          <table:table-cell table:style-name="ce1" table:number-columns-repeated="4"/>
          <table:table-cell table:number-columns-repeated="5"/>
        </table:table-row>
        <table:table-row table:style-name="ro4">
          <table:table-cell table:style-name="ce1" office:value-type="string">
            <text:p>Vmax</text:p>
          </table:table-cell>
          <table:table-cell table:style-name="ce1" office:value-type="string">
            <text:p>R1(k)</text:p>
          </table:table-cell>
          <table:table-cell table:style-name="ce1" office:value-type="string">
            <text:p>Fsdadc(MHz)</text:p>
          </table:table-cell>
          <table:table-cell table:style-name="ce1" office:value-type="string">
            <text:p>Csw(pf)</text:p>
          </table:table-cell>
          <table:table-cell table:style-name="ce1" office:value-type="string">
            <text:p>Req(k)</text:p>
          </table:table-cell>
          <table:table-cell table:style-name="ce1" office:value-type="string">
            <text:p># ports scanned</text:p>
          </table:table-cell>
          <table:table-cell table:style-name="ce1" office:value-type="string">
            <text:p>Req(k)</text:p>
          </table:table-cell>
          <table:table-cell table:style-name="ce1" office:value-type="string">
            <text:p>Vref</text:p>
          </table:table-cell>
          <table:table-cell table:style-name="ce1" office:value-type="string">
            <text:p>K</text:p>
          </table:table-cell>
          <table:table-cell table:style-name="ce1" office:value-type="string">
            <text:p>R2(k)</text:p>
          </table:table-cell>
          <table:table-cell table:style-name="ce1" office:value-type="string">
            <text:p>Apply(v)</text:p>
          </table:table-cell>
          <table:table-cell table:style-name="ce1" office:value-type="string">
            <text:p>R2(k)</text:p>
          </table:table-cell>
          <table:table-cell table:style-name="ce1" office:value-type="string">
            <text:p>R2||Req</text:p>
          </table:table-cell>
          <table:table-cell table:style-name="ce1" office:value-type="string">
            <text:p>Vport</text:p>
          </table:table-cell>
          <table:table-cell table:style-name="ce1" office:value-type="string">
            <text:p>Reading</text:p>
          </table:table-cell>
          <table:table-cell table:style-name="ce1" table:number-columns-repeated="4"/>
          <table:table-cell table:number-columns-repeated="2"/>
        </table:table-row>
        <table:table-row table:style-name="ro3">
          <table:table-cell table:formula="of:=15.75*15" office:value-type="float" office:value="236.25">
            <text:p>236.25</text:p>
          </table:table-cell>
          <table:table-cell office:value-type="float" office:value="240">
            <text:p>240</text:p>
          </table:table-cell>
          <table:table-cell table:formula="of:=64/12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6]*1000000*[.D6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6]*[.F6]" office:value-type="float" office:value="1214.02877697842">
            <text:p>1214</text:p>
          </table:table-cell>
          <table:table-cell office:value-type="float" office:value="1.851">
            <text:p>1.851</text:p>
          </table:table-cell>
          <table:table-cell table:style-name="ce5" table:formula="of:=[.H6]/[.A6]" office:value-type="float" office:value="0.00783492063492064">
            <text:p>0.00783</text:p>
          </table:table-cell>
          <table:table-cell table:style-name="ce6" table:formula="of:=([.I6]*[.B6]*[.G6])/([.G6]-[.I6]*[.B6])" office:value-type="float" office:value="1.8832979487963">
            <text:p>1.883</text:p>
          </table:table-cell>
          <table:table-cell office:value-type="float" office:value="9.03">
            <text:p>9.03</text:p>
          </table:table-cell>
          <table:table-cell table:formula="of:=[.J6]" office:value-type="float" office:value="1.8832979487963">
            <text:p>1.8832979488</text:p>
          </table:table-cell>
          <table:table-cell table:style-name="ce7" table:formula="of:=[.L6]*[.G6]/([.G6]+[.L6])" office:value-type="float" office:value="1.88038095238095">
            <text:p>1.88</text:p>
          </table:table-cell>
          <table:table-cell table:style-name="ce6" table:formula="of:=[.K6]*[.M6]/([.B6]+[.M6])" office:value-type="float" office:value="0.0701993271762823">
            <text:p>0.070</text:p>
          </table:table-cell>
          <table:table-cell table:style-name="ce4" table:formula="of:=([.N6]/[.H6])*65536" office:value-type="float" office:value="2485.45818791185">
            <text:p>2485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table:formula="of:=[.C6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7]*1000000*[.D7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7]*[.F7]" office:value-type="float" office:value="1214.02877697842">
            <text:p>1214</text:p>
          </table:table-cell>
          <table:table-cell table:formula="of:=[.H6]" office:value-type="float" office:value="1.851">
            <text:p>1.851</text:p>
          </table:table-cell>
          <table:table-cell table:style-name="ce5" table:formula="of:=[.H7]/[.A7]" office:value-type="float" office:value="0.00723046875">
            <text:p>0.00723</text:p>
          </table:table-cell>
          <table:table-cell table:style-name="ce6" table:formula="of:=([.I7]*[.B7]*[.G7])/([.G7]-[.I7]*[.B7])" office:value-type="float" office:value="7.27378972417461">
            <text:p>7.274</text:p>
          </table:table-cell>
          <table:table-cell office:value-type="float" office:value="9.03">
            <text:p>9.03</text:p>
          </table:table-cell>
          <table:table-cell table:formula="of:=[.J7]" office:value-type="float" office:value="7.27378972417461">
            <text:p>7.2737897242</text:p>
          </table:table-cell>
          <table:table-cell table:style-name="ce7" table:formula="of:=[.L7]*[.G7]/([.G7]+[.L7])" office:value-type="float" office:value="7.23046875">
            <text:p>7.23</text:p>
          </table:table-cell>
          <table:table-cell table:style-name="ce6" table:formula="of:=[.K7]*[.M7]/([.B7]+[.M7])" office:value-type="float" office:value="0.0648224362131619">
            <text:p>0.065</text:p>
          </table:table-cell>
          <table:table-cell table:style-name="ce4" table:formula="of:=([.N7]/[.H7])*65536" office:value-type="float" office:value="2295.08545632943">
            <text:p>2295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5000">
            <text:p>5000</text:p>
          </table:table-cell>
          <table:table-cell table:formula="of:=[.C7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8]*1000000*[.D8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8]*[.F8]" office:value-type="float" office:value="1214.02877697842">
            <text:p>1214</text:p>
          </table:table-cell>
          <table:table-cell table:formula="of:=[.H7]" office:value-type="float" office:value="1.851">
            <text:p>1.851</text:p>
          </table:table-cell>
          <table:table-cell table:style-name="ce5" table:formula="of:=[.H8]/[.A8]" office:value-type="float" office:value="0.00723046875">
            <text:p>0.00723</text:p>
          </table:table-cell>
          <table:table-cell table:style-name="ce6" table:formula="of:=([.I8]*[.B8]*[.G8])/([.G8]-[.I8]*[.B8])" office:value-type="float" office:value="37.2619609574993">
            <text:p>37.262</text:p>
          </table:table-cell>
          <table:table-cell office:value-type="float" office:value="9.03">
            <text:p>9.03</text:p>
          </table:table-cell>
          <table:table-cell table:formula="of:=[.J8]" office:value-type="float" office:value="37.2619609574993">
            <text:p>37.2619609575</text:p>
          </table:table-cell>
          <table:table-cell table:style-name="ce7" table:formula="of:=[.L8]*[.G8]/([.G8]+[.L8])" office:value-type="float" office:value="36.15234375">
            <text:p>36.15</text:p>
          </table:table-cell>
          <table:table-cell table:style-name="ce6" table:formula="of:=[.K8]*[.M8]/([.B8]+[.M8])" office:value-type="float" office:value="0.0648224362131619">
            <text:p>0.065</text:p>
          </table:table-cell>
          <table:table-cell table:style-name="ce4" table:formula="of:=([.N8]/[.H8])*65536" office:value-type="float" office:value="2295.08545632943">
            <text:p>2295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5000">
            <text:p>5000</text:p>
          </table:table-cell>
          <table:table-cell table:formula="of:=[.C8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9]*1000000*[.D9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9]*[.F9]" office:value-type="float" office:value="1214.02877697842">
            <text:p>1214</text:p>
          </table:table-cell>
          <table:table-cell table:formula="of:=[.H8]" office:value-type="float" office:value="1.851">
            <text:p>1.851</text:p>
          </table:table-cell>
          <table:table-cell table:style-name="ce5" table:formula="of:=[.H9]/[.A9]" office:value-type="float" office:value="0.0046275">
            <text:p>0.00463</text:p>
          </table:table-cell>
          <table:table-cell table:style-name="ce6" table:formula="of:=([.I9]*[.B9]*[.G9])/([.G9]-[.I9]*[.B9])" office:value-type="float" office:value="23.5870321416816">
            <text:p>23.587</text:p>
          </table:table-cell>
          <table:table-cell office:value-type="float" office:value="9.03">
            <text:p>9.03</text:p>
          </table:table-cell>
          <table:table-cell table:formula="of:=[.J9]" office:value-type="float" office:value="23.5870321416816">
            <text:p>23.5870321417</text:p>
          </table:table-cell>
          <table:table-cell table:style-name="ce7" table:formula="of:=[.L9]*[.G9]/([.G9]+[.L9])" office:value-type="float" office:value="23.1375">
            <text:p>23.14</text:p>
          </table:table-cell>
          <table:table-cell table:style-name="ce6" table:formula="of:=[.K9]*[.M9]/([.B9]+[.M9])" office:value-type="float" office:value="0.0415938494616164">
            <text:p>0.042</text:p>
          </table:table-cell>
          <table:table-cell table:style-name="ce4" table:formula="of:=([.N9]/[.H9])*65536" office:value-type="float" office:value="1472.66046370421">
            <text:p>1473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[.C9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0]*1000000*[.D10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0]*[.F10]" office:value-type="float" office:value="1214.02877697842">
            <text:p>1214</text:p>
          </table:table-cell>
          <table:table-cell table:formula="of:=[.H9]" office:value-type="float" office:value="1.851">
            <text:p>1.851</text:p>
          </table:table-cell>
          <table:table-cell table:style-name="ce5" table:formula="of:=[.H10]/[.A10]" office:value-type="float" office:value="0.0046275">
            <text:p>0.00463</text:p>
          </table:table-cell>
          <table:table-cell table:style-name="ce6" table:formula="of:=([.I10]*[.B10]*[.G10])/([.G10]-[.I10]*[.B10])" office:value-type="float" office:value="4.64520608040327">
            <text:p>4.645</text:p>
          </table:table-cell>
          <table:table-cell office:value-type="float" office:value="9.03">
            <text:p>9.03</text:p>
          </table:table-cell>
          <table:table-cell table:formula="of:=[.J10]" office:value-type="float" office:value="4.64520608040327">
            <text:p>4.6452060804</text:p>
          </table:table-cell>
          <table:table-cell table:style-name="ce7" table:formula="of:=[.L10]*[.G10]/([.G10]+[.L10])" office:value-type="float" office:value="4.6275">
            <text:p>4.63</text:p>
          </table:table-cell>
          <table:table-cell table:style-name="ce6" table:formula="of:=[.K10]*[.M10]/([.B10]+[.M10])" office:value-type="float" office:value="0.0415938494616164">
            <text:p>0.042</text:p>
          </table:table-cell>
          <table:table-cell table:style-name="ce4" table:formula="of:=([.N10]/[.H10])*65536" office:value-type="float" office:value="1472.66046370421">
            <text:p>1473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67750">
            <text:p>67750</text:p>
          </table:table-cell>
          <table:table-cell table:formula="of:=[.C10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1]*1000000*[.D11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1]*[.F11]" office:value-type="float" office:value="1214.02877697842">
            <text:p>1214</text:p>
          </table:table-cell>
          <table:table-cell table:formula="of:=[.H10]" office:value-type="float" office:value="1.851">
            <text:p>1.851</text:p>
          </table:table-cell>
          <table:table-cell table:style-name="ce5" table:formula="of:=[.H11]/[.A11]" office:value-type="float" office:value="0.00723046875">
            <text:p>0.00723</text:p>
          </table:table-cell>
          <table:table-cell table:style-name="ce6" table:formula="of:=([.I11]*[.B11]*[.G11])/([.G11]-[.I11]*[.B11])" office:value-type="float" office:value="821.235078573758">
            <text:p>821.235</text:p>
          </table:table-cell>
          <table:table-cell office:value-type="float" office:value="9.03">
            <text:p>9.03</text:p>
          </table:table-cell>
          <table:table-cell table:formula="of:=[.J11]" office:value-type="float" office:value="821.235078573758">
            <text:p>821.2350785738</text:p>
          </table:table-cell>
          <table:table-cell table:style-name="ce7" table:formula="of:=[.L11]*[.G11]/([.G11]+[.L11])" office:value-type="float" office:value="489.8642578125">
            <text:p>489.86</text:p>
          </table:table-cell>
          <table:table-cell table:style-name="ce6" table:formula="of:=[.K11]*[.M11]/([.B11]+[.M11])" office:value-type="float" office:value="0.0648224362131619">
            <text:p>0.065</text:p>
          </table:table-cell>
          <table:table-cell table:style-name="ce4" table:formula="of:=([.N11]/[.H11])*65536" office:value-type="float" office:value="2295.08545632943">
            <text:p>2295</text:p>
          </table:table-cell>
          <table:table-cell table:style-name="ce6"/>
          <table:table-cell table:number-columns-repeated="5"/>
        </table:table-row>
        <table:table-row table:style-name="ro3">
          <table:table-cell table:formula="of:=15.75*15" office:value-type="float" office:value="236.25">
            <text:p>236.25</text:p>
          </table:table-cell>
          <table:table-cell office:value-type="float" office:value="330">
            <text:p>330</text:p>
          </table:table-cell>
          <table:table-cell table:formula="of:=[.C11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2]*1000000*[.D12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2]*[.F12]" office:value-type="float" office:value="1214.02877697842">
            <text:p>1214</text:p>
          </table:table-cell>
          <table:table-cell table:formula="of:=[.H11]" office:value-type="float" office:value="1.851">
            <text:p>1.851</text:p>
          </table:table-cell>
          <table:table-cell table:style-name="ce5" table:formula="of:=[.H12]/[.A12]" office:value-type="float" office:value="0.00783492063492064">
            <text:p>0.00783</text:p>
          </table:table-cell>
          <table:table-cell table:style-name="ce6" table:formula="of:=([.I12]*[.B12]*[.G12])/([.G12]-[.I12]*[.B12])" office:value-type="float" office:value="2.59104196594767">
            <text:p>2.591</text:p>
          </table:table-cell>
          <table:table-cell office:value-type="float" office:value="9.03">
            <text:p>9.03</text:p>
          </table:table-cell>
          <table:table-cell table:formula="of:=[.J12]" office:value-type="float" office:value="2.59104196594767">
            <text:p>2.5910419659</text:p>
          </table:table-cell>
          <table:table-cell table:style-name="ce7" table:formula="of:=[.L12]*[.G12]/([.G12]+[.L12])" office:value-type="float" office:value="2.58552380952381">
            <text:p>2.59</text:p>
          </table:table-cell>
          <table:table-cell table:style-name="ce6" table:formula="of:=[.K12]*[.M12]/([.B12]+[.M12])" office:value-type="float" office:value="0.0701993271762823">
            <text:p>0.070</text:p>
          </table:table-cell>
          <table:table-cell table:style-name="ce4" table:formula="of:=([.N12]/[.H12])*65536" office:value-type="float" office:value="2485.45818791185">
            <text:p>2485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820">
            <text:p>820</text:p>
          </table:table-cell>
          <table:table-cell table:formula="of:=[.C12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3]*1000000*[.D13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3]*[.F13]" office:value-type="float" office:value="1214.02877697842">
            <text:p>1214</text:p>
          </table:table-cell>
          <table:table-cell table:formula="of:=[.H12]" office:value-type="float" office:value="1.851">
            <text:p>1.851</text:p>
          </table:table-cell>
          <table:table-cell table:style-name="ce5" table:formula="of:=[.H13]/[.A13]" office:value-type="float" office:value="0.0046275">
            <text:p>0.00463</text:p>
          </table:table-cell>
          <table:table-cell table:style-name="ce6" table:formula="of:=([.I13]*[.B13]*[.G13])/([.G13]-[.I13]*[.B13])" office:value-type="float" office:value="3.80644737439376">
            <text:p>3.806</text:p>
          </table:table-cell>
          <table:table-cell office:value-type="float" office:value="9.03">
            <text:p>9.03</text:p>
          </table:table-cell>
          <table:table-cell table:formula="of:=[.J13]" office:value-type="float" office:value="3.80644737439376">
            <text:p>3.8064473744</text:p>
          </table:table-cell>
          <table:table-cell table:style-name="ce7" table:formula="of:=[.L13]*[.G13]/([.G13]+[.L13])" office:value-type="float" office:value="3.79455">
            <text:p>3.79</text:p>
          </table:table-cell>
          <table:table-cell table:style-name="ce6" table:formula="of:=[.K13]*[.M13]/([.B13]+[.M13])" office:value-type="float" office:value="0.0415938494616164">
            <text:p>0.042</text:p>
          </table:table-cell>
          <table:table-cell table:style-name="ce4" table:formula="of:=([.N13]/[.H13])*65536" office:value-type="float" office:value="1472.66046370421">
            <text:p>1473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680">
            <text:p>680</text:p>
          </table:table-cell>
          <table:table-cell table:formula="of:=[.C13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4]*1000000*[.D14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4]*[.F14]" office:value-type="float" office:value="1214.02877697842">
            <text:p>1214</text:p>
          </table:table-cell>
          <table:table-cell table:formula="of:=[.H13]" office:value-type="float" office:value="1.851">
            <text:p>1.851</text:p>
          </table:table-cell>
          <table:table-cell table:style-name="ce5" table:formula="of:=[.H14]/[.A14]" office:value-type="float" office:value="0.00723046875">
            <text:p>0.00723</text:p>
          </table:table-cell>
          <table:table-cell table:style-name="ce6" table:formula="of:=([.I14]*[.B14]*[.G14])/([.G14]-[.I14]*[.B14])" office:value-type="float" office:value="4.93671203606649">
            <text:p>4.937</text:p>
          </table:table-cell>
          <table:table-cell office:value-type="float" office:value="9.03">
            <text:p>9.03</text:p>
          </table:table-cell>
          <table:table-cell office:value-type="float" office:value="5.2">
            <text:p>5.2</text:p>
          </table:table-cell>
          <table:table-cell table:style-name="ce7" table:formula="of:=[.L14]*[.G14]/([.G14]+[.L14])" office:value-type="float" office:value="5.17782204577962">
            <text:p>5.18</text:p>
          </table:table-cell>
          <table:table-cell table:style-name="ce6" table:formula="of:=[.K14]*[.M14]/([.B14]+[.M14])" office:value-type="float" office:value="0.0682388302262737">
            <text:p>0.068</text:p>
          </table:table-cell>
          <table:table-cell table:style-name="ce4" table:formula="of:=([.N14]/[.H14])*65536" office:value-type="float" office:value="2416.04536883256">
            <text:p>2416</text:p>
          </table:table-cell>
          <table:table-cell table:style-name="ce6"/>
          <table:table-cell table:number-columns-repeated="5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[.C14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5]*1000000*[.D15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5]*[.F15]" office:value-type="float" office:value="1214.02877697842">
            <text:p>1214</text:p>
          </table:table-cell>
          <table:table-cell table:formula="of:=[.H14]" office:value-type="float" office:value="1.851">
            <text:p>1.851</text:p>
          </table:table-cell>
          <table:table-cell table:style-name="ce5" table:formula="of:=[.H15]/[.A15]" office:value-type="float" office:value="0.15425">
            <text:p>0.15425</text:p>
          </table:table-cell>
          <table:table-cell table:style-name="ce6" table:formula="of:=([.I15]*[.B15]*[.G15])/([.G15]-[.I15]*[.B15])" office:value-type="float" office:value="7.29330302328555">
            <text:p>7.293</text:p>
          </table:table-cell>
          <table:table-cell office:value-type="float" office:value="9.03">
            <text:p>9.03</text:p>
          </table:table-cell>
          <table:table-cell office:value-type="float" office:value="10">
            <text:p>10</text:p>
          </table:table-cell>
          <table:table-cell table:style-name="ce7" table:formula="of:=[.L15]*[.G15]/([.G15]+[.L15])" office:value-type="float" office:value="9.91830257435054">
            <text:p>9.92</text:p>
          </table:table-cell>
          <table:table-cell table:style-name="ce6" table:formula="of:=[.K15]*[.M15]/([.B15]+[.M15])" office:value-type="float" office:value="1.57352324640028">
            <text:p>1.574</text:p>
          </table:table-cell>
          <table:table-cell table:style-name="ce4" table:formula="of:=([.N15]/[.H15])*65536" office:value-type="float" office:value="55711.7339146886">
            <text:p>55712</text:p>
          </table:table-cell>
          <table:table-cell table:number-columns-repeated="6"/>
        </table:table-row>
        <table:table-row table:style-name="ro3">
          <table:table-cell office:value-type="float" office:value="9.03">
            <text:p>9.03</text:p>
          </table:table-cell>
          <table:table-cell office:value-type="float" office:value="12700">
            <text:p>12700</text:p>
          </table:table-cell>
          <table:table-cell table:formula="of:=[.C15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16]*1000000*[.D16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16]*[.F16]" office:value-type="float" office:value="1214.02877697842">
            <text:p>1214</text:p>
          </table:table-cell>
          <table:table-cell table:formula="of:=[.H15]" office:value-type="float" office:value="1.851">
            <text:p>1.851</text:p>
          </table:table-cell>
          <table:table-cell table:style-name="ce5" table:formula="of:=[.H16]/[.A16]" office:value-type="float" office:value="0.204983388704319">
            <text:p>0.20498</text:p>
          </table:table-cell>
          <table:table-cell table:style-name="ce6" table:formula="of:=([.I16]*[.B16]*[.G16])/([.G16]-[.I16]*[.B16])" office:value-type="float" office:value="-2274.92853365301">
            <text:p>-2274.929</text:p>
          </table:table-cell>
          <table:table-cell office:value-type="float" office:value="9.03">
            <text:p>9.03</text:p>
          </table:table-cell>
          <table:table-cell table:style-name="ce3" office:value-type="float" office:value="1000000000000">
            <text:p>1.00E+012</text:p>
          </table:table-cell>
          <table:table-cell table:style-name="ce7" table:formula="of:=[.L16]*[.G16]/([.G16]+[.L16])" office:value-type="float" office:value="1214.02877550455">
            <text:p>1214.03</text:p>
          </table:table-cell>
          <table:table-cell table:style-name="ce6" table:formula="of:=[.K16]*[.M16]/([.B16]+[.M16])" office:value-type="float" office:value="0.787886816944474">
            <text:p>0.788</text:p>
          </table:table-cell>
          <table:table-cell table:style-name="ce4" table:formula="of:=([.N16]/[.H16])*65536" office:value-type="float" office:value="27895.7052594668">
            <text:p>27896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6"/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4" table:number-columns-repeated="2"/>
          <table:table-cell table:style-name="ce1" table:number-columns-repeated="3"/>
          <table:table-cell table:number-columns-repeated="3"/>
          <table:table-cell table:style-name="ce1"/>
          <table:table-cell table:number-columns-repeated="7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ax v</text:p>
          </table:table-cell>
          <table:table-cell table:number-columns-repeated="3"/>
          <table:table-cell table:style-name="ce4" table:number-columns-repeated="2"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2" table:formula="of:=[.A$19]*[.A20]" office:value-type="float" office:value="16">
            <text:p>16.0</text:p>
          </table:table-cell>
          <table:table-cell table:formula="of:=[.C14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0]*1000000*[.D20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20]*[.F20]" office:value-type="float" office:value="1214.02877697842">
            <text:p>1214</text:p>
          </table:table-cell>
          <table:table-cell office:value-type="float" office:value="1.847">
            <text:p>1.847</text:p>
          </table:table-cell>
          <table:table-cell table:style-name="ce5" table:formula="of:=[.H20]/[.A20]" office:value-type="float" office:value="1.847">
            <text:p>1.84700</text:p>
          </table:table-cell>
          <table:table-cell table:style-name="ce6" table:formula="of:=([.I20]*[.B20]*[.G20])/([.G20]-[.I20]*[.B20])" office:value-type="float" office:value="30.2893050455475">
            <text:p>30.289</text:p>
          </table:table-cell>
          <table:table-cell table:number-columns-repeated="3"/>
          <table:table-cell table:style-name="ce7"/>
          <table:table-cell table:style-name="ce6" table:number-columns-repeated="2"/>
          <table:table-cell table:style-name="ce6" office:value-type="float" office:value="1.75">
            <text:p>1.750</text:p>
          </table:table-cell>
          <table:table-cell office:value-type="float" office:value="10.3">
            <text:p>10.3</text:p>
          </table:table-cell>
          <table:table-cell table:formula="of:=[.Q20]/[.R20]" office:value-type="float" office:value="0.169902912621359">
            <text:p>0.1699029126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style-name="ce2" table:formula="of:=[.A$19]*[.A21]" office:value-type="float" office:value="32">
            <text:p>32.0</text:p>
          </table:table-cell>
          <table:table-cell table:formula="of:=[.C20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1]*1000000*[.D21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21]*[.F21]" office:value-type="float" office:value="1214.02877697842">
            <text:p>1214</text:p>
          </table:table-cell>
          <table:table-cell table:formula="of:=[.H20]" office:value-type="float" office:value="1.847">
            <text:p>1.847</text:p>
          </table:table-cell>
          <table:table-cell table:style-name="ce5" table:formula="of:=[.H21]/[.A21]" office:value-type="float" office:value="0.9235">
            <text:p>0.92350</text:p>
          </table:table-cell>
          <table:table-cell table:style-name="ce6" table:formula="of:=([.I21]*[.B21]*[.G21])/([.G21]-[.I21]*[.B21])" office:value-type="float" office:value="30.2893050455475">
            <text:p>30.289</text:p>
          </table:table-cell>
          <table:table-cell table:number-columns-repeated="3"/>
          <table:table-cell table:style-name="ce7"/>
          <table:table-cell table:style-name="ce6" table:number-columns-repeated="3"/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table:style-name="ce2" table:formula="of:=[.A$19]*[.A22]" office:value-type="float" office:value="48">
            <text:p>48.0</text:p>
          </table:table-cell>
          <table:table-cell table:formula="of:=[.C21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2]*1000000*[.D22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22]*[.F22]" office:value-type="float" office:value="1214.02877697842">
            <text:p>1214</text:p>
          </table:table-cell>
          <table:table-cell table:formula="of:=[.H21]" office:value-type="float" office:value="1.847">
            <text:p>1.847</text:p>
          </table:table-cell>
          <table:table-cell table:style-name="ce5" table:formula="of:=[.H22]/[.A22]" office:value-type="float" office:value="0.615666666666667">
            <text:p>0.61567</text:p>
          </table:table-cell>
          <table:table-cell table:style-name="ce6" table:formula="of:=([.I22]*[.B22]*[.G22])/([.G22]-[.I22]*[.B22])" office:value-type="float" office:value="30.2893050455475">
            <text:p>30.289</text:p>
          </table:table-cell>
          <table:table-cell table:number-columns-repeated="3"/>
          <table:table-cell table:style-name="ce7"/>
          <table:table-cell table:style-name="ce6" table:number-columns-repeated="3"/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table:style-name="ce2" table:formula="of:=[.A$19]*[.A23]" office:value-type="float" office:value="64">
            <text:p>64.0</text:p>
          </table:table-cell>
          <table:table-cell table:formula="of:=[.C22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3]*1000000*[.D23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23]*[.F23]" office:value-type="float" office:value="1214.02877697842">
            <text:p>1214</text:p>
          </table:table-cell>
          <table:table-cell table:formula="of:=[.H22]" office:value-type="float" office:value="1.847">
            <text:p>1.847</text:p>
          </table:table-cell>
          <table:table-cell table:style-name="ce5" table:formula="of:=[.H23]/[.A23]" office:value-type="float" office:value="0.46175">
            <text:p>0.46175</text:p>
          </table:table-cell>
          <table:table-cell table:style-name="ce6" table:formula="of:=([.I23]*[.B23]*[.G23])/([.G23]-[.I23]*[.B23])" office:value-type="float" office:value="30.2893050455475">
            <text:p>30.289</text:p>
          </table:table-cell>
          <table:table-cell table:number-columns-repeated="3"/>
          <table:table-cell table:style-name="ce7"/>
          <table:table-cell table:style-name="ce6" table:number-columns-repeated="3"/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table:style-name="ce2" table:formula="of:=[.A$19]*[.A24]" office:value-type="float" office:value="80">
            <text:p>80.0</text:p>
          </table:table-cell>
          <table:table-cell table:formula="of:=[.C23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4]*1000000*[.D24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E24]*[.F24]" office:value-type="float" office:value="1214.02877697842">
            <text:p>1214</text:p>
          </table:table-cell>
          <table:table-cell table:formula="of:=[.H23]" office:value-type="float" office:value="1.847">
            <text:p>1.847</text:p>
          </table:table-cell>
          <table:table-cell table:style-name="ce5" table:formula="of:=[.H24]/[.A24]" office:value-type="float" office:value="0.3694">
            <text:p>0.36940</text:p>
          </table:table-cell>
          <table:table-cell table:style-name="ce6" table:formula="of:=([.I24]*[.B24]*[.G24])/([.G24]-[.I24]*[.B24])" office:value-type="float" office:value="30.2893050455475">
            <text:p>30.289</text:p>
          </table:table-cell>
          <table:table-cell table:number-columns-repeated="11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ax v</text:p>
          </table:table-cell>
          <table:table-cell table:number-columns-repeated="3"/>
          <table:table-cell table:style-name="ce4" table:number-columns-repeated="2"/>
          <table:table-cell table:style-name="ce1"/>
          <table:table-cell table:style-name="ce1" office:value-type="string">
            <text:p>R2</text:p>
          </table:table-cell>
          <table:table-cell table:style-name="ce1"/>
          <table:table-cell/>
          <table:table-cell office:value-type="string">
            <text:p>R1</text:p>
          </table:table-cell>
          <table:table-cell table:number-columns-repeated="9"/>
        </table:table-row>
        <table:table-row table:style-name="ro3">
          <table:table-cell office:value-type="float" office:value="1">
            <text:p>1</text:p>
          </table:table-cell>
          <table:table-cell table:style-name="ce2" table:formula="of:=[.A$27]*[.A28]" office:value-type="float" office:value="16">
            <text:p>16.0</text:p>
          </table:table-cell>
          <table:table-cell table:formula="of:=[.C22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8]*1000000*[.D28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46">
            <text:p>1346</text:p>
          </table:table-cell>
          <table:table-cell office:value-type="float" office:value="1.847">
            <text:p>1.847</text:p>
          </table:table-cell>
          <table:table-cell table:style-name="ce2" office:value-type="float" office:value="33">
            <text:p>33.0</text:p>
          </table:table-cell>
          <table:table-cell table:style-name="ce6" table:formula="of:=[.I28]*[.G28]/([.G28]+[.I28])" office:value-type="float" office:value="32.2102973168963">
            <text:p>32.210</text:p>
          </table:table-cell>
          <table:table-cell table:formula="of:=[.H28]/[.J28]" office:value-type="float" office:value="0.0573419109370075">
            <text:p>0.0573419109</text:p>
          </table:table-cell>
          <table:table-cell table:formula="of:=([.B28]-[.H28])/[.K28]" office:value-type="float" office:value="246.817724919347">
            <text:p>246.8177249193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table:style-name="ce2" table:formula="of:=[.A$27]*[.A29]" office:value-type="float" office:value="32">
            <text:p>32.0</text:p>
          </table:table-cell>
          <table:table-cell table:formula="of:=[.C28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29]*1000000*[.D29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G28]" office:value-type="float" office:value="1346">
            <text:p>1346</text:p>
          </table:table-cell>
          <table:table-cell table:formula="of:=[.H28]" office:value-type="float" office:value="1.847">
            <text:p>1.847</text:p>
          </table:table-cell>
          <table:table-cell table:style-name="ce2" office:value-type="float" office:value="15">
            <text:p>15.0</text:p>
          </table:table-cell>
          <table:table-cell table:style-name="ce6" table:formula="of:=[.I29]*[.G29]/([.G29]+[.I29])" office:value-type="float" office:value="14.834680382072">
            <text:p>14.835</text:p>
          </table:table-cell>
          <table:table-cell table:formula="of:=[.H29]/[.J29]" office:value-type="float" office:value="0.124505547300644">
            <text:p>0.1245055473</text:p>
          </table:table-cell>
          <table:table-cell table:formula="of:=([.B29]-[.H29])/[.K29]" office:value-type="float" office:value="242.181980271043">
            <text:p>242.181980271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table:style-name="ce2" table:formula="of:=[.A$27]*[.A30]" office:value-type="float" office:value="48">
            <text:p>48.0</text:p>
          </table:table-cell>
          <table:table-cell table:formula="of:=[.C29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30]*1000000*[.D30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G29]" office:value-type="float" office:value="1346">
            <text:p>1346</text:p>
          </table:table-cell>
          <table:table-cell table:formula="of:=[.H29]" office:value-type="float" office:value="1.847">
            <text:p>1.847</text:p>
          </table:table-cell>
          <table:table-cell table:style-name="ce2" table:formula="of:=10" office:value-type="float" office:value="10">
            <text:p>10.0</text:p>
          </table:table-cell>
          <table:table-cell table:style-name="ce6" table:formula="of:=[.I30]*[.G30]/([.G30]+[.I30])" office:value-type="float" office:value="9.92625368731563">
            <text:p>9.926</text:p>
          </table:table-cell>
          <table:table-cell table:formula="of:=[.H30]/[.J30]" office:value-type="float" office:value="0.186072213967311">
            <text:p>0.186072214</text:p>
          </table:table-cell>
          <table:table-cell table:formula="of:=([.B30]-[.H30])/[.K30]" office:value-type="float" office:value="248.038108516881">
            <text:p>248.0381085169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table:style-name="ce2" table:formula="of:=[.A$27]*[.A31]" office:value-type="float" office:value="64">
            <text:p>64.0</text:p>
          </table:table-cell>
          <table:table-cell table:formula="of:=[.C30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31]*1000000*[.D31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G30]" office:value-type="float" office:value="1346">
            <text:p>1346</text:p>
          </table:table-cell>
          <table:table-cell table:formula="of:=[.H30]" office:value-type="float" office:value="1.847">
            <text:p>1.847</text:p>
          </table:table-cell>
          <table:table-cell table:style-name="ce2" office:value-type="float" office:value="8.6">
            <text:p>8.6</text:p>
          </table:table-cell>
          <table:table-cell table:style-name="ce6" table:formula="of:=[.I31]*[.G31]/([.G31]+[.I31])" office:value-type="float" office:value="8.54540085634136">
            <text:p>8.545</text:p>
          </table:table-cell>
          <table:table-cell table:formula="of:=[.H31]/[.J31]" office:value-type="float" office:value="0.216139655827776">
            <text:p>0.2161396558</text:p>
          </table:table-cell>
          <table:table-cell table:formula="of:=([.B31]-[.H31])/[.K31]" office:value-type="float" office:value="287.559447441356">
            <text:p>287.5594474414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table:style-name="ce2" table:formula="of:=[.A$27]*[.A32]" office:value-type="float" office:value="80">
            <text:p>80.0</text:p>
          </table:table-cell>
          <table:table-cell table:formula="of:=[.C31]" office:value-type="float" office:value="5.33333333333333">
            <text:p>5.3333333333</text:p>
          </table:table-cell>
          <table:table-cell table:style-name="ce3" office:value-type="float" office:value="0.695">
            <text:p>6.95E-001</text:p>
          </table:table-cell>
          <table:table-cell table:style-name="ce2" table:formula="of:=1/([.C32]*1000000*[.D32]*0.000000001*2)" office:value-type="float" office:value="134.892086330935">
            <text:p>134.9</text:p>
          </table:table-cell>
          <table:table-cell table:style-name="ce4" office:value-type="float" office:value="9">
            <text:p>9</text:p>
          </table:table-cell>
          <table:table-cell table:style-name="ce4" table:formula="of:=[.G31]" office:value-type="float" office:value="1346">
            <text:p>1346</text:p>
          </table:table-cell>
          <table:table-cell table:formula="of:=[.H31]" office:value-type="float" office:value="1.847">
            <text:p>1.847</text:p>
          </table:table-cell>
          <table:table-cell table:style-name="ce2" office:value-type="float" office:value="5.2">
            <text:p>5.2</text:p>
          </table:table-cell>
          <table:table-cell table:style-name="ce6" table:formula="of:=[.I32]*[.G32]/([.G32]+[.I32])" office:value-type="float" office:value="5.17998815867377">
            <text:p>5.180</text:p>
          </table:table-cell>
          <table:table-cell table:formula="of:=[.H32]/[.J32]" office:value-type="float" office:value="0.356564521659618">
            <text:p>0.3565645217</text:p>
          </table:table-cell>
          <table:table-cell table:formula="of:=([.B32]-[.H32])/[.K32]" office:value-type="float" office:value="219.183332195361">
            <text:p>219.1833321954</text:p>
          </table:table-cell>
          <table:table-cell table:number-columns-repeated="9"/>
        </table:table-row>
        <table:table-row table:style-name="ro4">
          <table:table-cell table:number-columns-repeated="13"/>
          <table:table-cell office:value-type="string">
            <text:p>No pin load</text:p>
          </table:table-cell>
          <table:table-cell office:value-type="string">
            <text:p>With pin</text:p>
          </table:table-cell>
          <table:table-cell office:value-type="float" office:value="12.22">
            <text:p>12.22</text:p>
          </table:table-cell>
          <table:table-cell table:number-columns-repeated="4"/>
          <table:table-cell office:value-type="string">
            <text:p>Req</text:p>
          </table:table-cell>
        </table:table-row>
        <table:table-row table:style-name="ro3">
          <table:table-cell/>
          <table:table-cell office:value-type="float" office:value="13.8">
            <text:p>13.8</text:p>
          </table:table-cell>
          <table:table-cell table:number-columns-repeated="2"/>
          <table:table-cell table:formula="of:=[.E32]" office:value-type="float" office:value="134.892086330935">
            <text:p>134.8920863309</text:p>
          </table:table-cell>
          <table:table-cell/>
          <table:table-cell table:formula="of:=[.G32]" office:value-type="float" office:value="1346">
            <text:p>1346</text:p>
          </table:table-cell>
          <table:table-cell table:formula="of:=[.H32]" office:value-type="float" office:value="1.847">
            <text:p>1.847</text:p>
          </table:table-cell>
          <table:table-cell office:value-type="float" office:value="100">
            <text:p>100</text:p>
          </table:table-cell>
          <table:table-cell table:style-name="ce6" table:formula="of:=[.I34]*[.G34]/([.G34]+[.I34])" office:value-type="float" office:value="93.0843706777317">
            <text:p>93.084</text:p>
          </table:table-cell>
          <table:table-cell table:formula="of:=[.H34]/[.J34]" office:value-type="float" office:value="0.0198422139673106">
            <text:p>0.019842214</text:p>
          </table:table-cell>
          <table:table-cell table:formula="of:=([.B34]-[.H34])/[.K34]" office:value-type="float" office:value="602.402535306403">
            <text:p>602.4025353064</text:p>
          </table:table-cell>
          <table:table-cell/>
          <table:table-cell office:value-type="float" office:value="1.719">
            <text:p>1.719</text:p>
          </table:table-cell>
          <table:table-cell office:value-type="float" office:value="1.613">
            <text:p>1.613</text:p>
          </table:table-cell>
          <table:table-cell table:formula="of:=[.N34]-[.O34]" office:value-type="float" office:value="0.106">
            <text:p>0.106</text:p>
          </table:table-cell>
          <table:table-cell table:formula="of:=([.P33]-[.N34])/604" office:value-type="float" office:value="0.017385761589404">
            <text:p>0.0173857616</text:p>
          </table:table-cell>
          <table:table-cell table:formula="of:=([.P33]-[.O34])/604" office:value-type="float" office:value="0.0175612582781457">
            <text:p>0.0175612583</text:p>
          </table:table-cell>
          <table:table-cell table:formula="of:=[.N34]/[.Q34]" office:value-type="float" office:value="98.8740119988572">
            <text:p>98.8740119989</text:p>
          </table:table-cell>
          <table:table-cell table:formula="of:=[.O34]/[.R34]" office:value-type="float" office:value="91.8499104365042">
            <text:p>91.8499104365</text:p>
          </table:table-cell>
          <table:table-cell table:formula="of:=([.T34]*[.S34])/([.S34]-[.T34])" office:value-type="float" office:value="1292.91540931971">
            <text:p>1292.9154093197</text:p>
          </table:table-cell>
        </table:table-row>
        <table:table-row table:style-name="ro3">
          <table:table-cell/>
          <table:table-cell office:value-type="float" office:value="13.8">
            <text:p>13.8</text:p>
          </table:table-cell>
          <table:table-cell table:number-columns-repeated="2"/>
          <table:table-cell table:formula="of:=[.E34]" office:value-type="float" office:value="134.892086330935">
            <text:p>134.8920863309</text:p>
          </table:table-cell>
          <table:table-cell/>
          <table:table-cell table:formula="of:=[.G34]" office:value-type="float" office:value="1346">
            <text:p>1346</text:p>
          </table:table-cell>
          <table:table-cell table:formula="of:=[.H34]" office:value-type="float" office:value="1.847">
            <text:p>1.847</text:p>
          </table:table-cell>
          <table:table-cell table:style-name="ce3" office:value-type="float" office:value="1000000000000">
            <text:p>1.00E+012</text:p>
          </table:table-cell>
          <table:table-cell table:style-name="ce6" table:formula="of:=[.I35]*[.G35]/([.G35]+[.I35])" office:value-type="float" office:value="1345.99999818828">
            <text:p>1346.000</text:p>
          </table:table-cell>
          <table:table-cell table:formula="of:=[.H35]/[.J35]" office:value-type="float" office:value="0.00137221396915755">
            <text:p>0.001372214</text:p>
          </table:table-cell>
          <table:table-cell table:formula="of:=([.B35]-[.H35])/[.K35]" office:value-type="float" office:value="8710.74064880594">
            <text:p>8710.7406488059</text:p>
          </table:table-cell>
          <table:table-cell table:number-columns-repeated="9"/>
        </table:table-row>
        <table:table-row table:style-name="ro3">
          <table:table-cell table:number-columns-repeated="13"/>
          <table:table-cell office:value-type="float" office:value="8000">
            <text:p>8000</text:p>
          </table:table-cell>
          <table:table-cell table:formula="of:=[.G35]" office:value-type="float" office:value="1346">
            <text:p>1346</text:p>
          </table:table-cell>
          <table:table-cell table:formula="of:=[.N36]*[.O36]/([.N36]+[.O36])" office:value-type="float" office:value="1152.15065268564">
            <text:p>1152.1506526856</text:p>
          </table:table-cell>
          <table:table-cell table:formula="of:=13*([.O36]/([.N36]+[.O36]))" office:value-type="float" office:value="1.87224481061417">
            <text:p>1.8722448106</text:p>
          </table:table-cell>
          <table:table-cell table:number-columns-repeated="4"/>
        </table:table-row>
        <table:table-row table:style-name="ro3" table:number-rows-repeated="104853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Haselwood</meta:initial-creator>
    <meta:creation-date>2015-11-30T21:28:23</meta:creation-date>
    <dc:date>2016-04-07T21:19:20</dc:date>
    <dc:creator>Donald Haselwood</dc:creator>
    <meta:editing-duration>P21DT13H25M46S</meta:editing-duration>
    <meta:editing-cycles>9</meta:editing-cycles>
    <meta:generator>LibreOffice/3.5$Linux_X86_64 LibreOffice_project/350m1$Build-2</meta:generator>
    <meta:document-statistic meta:table-count="3" meta:cell-count="335" meta:object-count="0"/>
  </office:meta>
</office:document-meta>
</file>